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1.89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150.75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56.95pt"/>
    </style:style>
    <style:style style:name="co12" style:family="table-column">
      <style:table-column-properties fo:break-before="auto" style:column-width="181.64pt"/>
    </style:style>
    <style:style style:name="co13" style:family="table-column">
      <style:table-column-properties fo:break-before="auto" style:column-width="64.29pt"/>
    </style:style>
    <style:style style:name="co14" style:family="table-column">
      <style:table-column-properties fo:break-before="auto" style:column-width="119.91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 style:data-style-name="N121">
      <style:text-properties style:font-name="Bitstream Vera Sans Mono"/>
    </style:style>
    <style:style style:name="ce4" style:family="table-cell" style:parent-style-name="Default" style:data-style-name="N11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1" table:default-cell-style-name="ce2"/>
        <table:table-column table:style-name="co5" table:default-cell-style-name="ce2"/>
        <table:table-column table:style-name="co10" table:default-cell-style-name="ce2"/>
        <table:table-column table:style-name="co16" table:number-columns-repeated="1000" table:default-cell-style-name="ce2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runIndex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office:value-type="string" calcext:value-type="string">
            <text:p>wholeUpdateSum</text:p>
          </table:table-cell>
          <table:table-cell office:value-type="string" calcext:value-type="string">
            <text:p>gameUpdateSum</text:p>
          </table:table-cell>
          <table:table-cell office:value-type="string" calcext:value-type="string">
            <text:p>circuitNetworkUpdateSum</text:p>
          </table:table-cell>
          <table:table-cell office:value-type="string" calcext:value-type="string">
            <text:p>transportLinesUpdateSum</text:p>
          </table:table-cell>
          <table:table-cell office:value-type="string" calcext:value-type="string">
            <text:p>fluidsUpdateSum</text:p>
          </table:table-cell>
          <table:table-cell office:value-type="string" calcext:value-type="string">
            <text:p>entityUpdateSum</text:p>
          </table:table-cell>
          <table:table-cell office:value-type="string" calcext:value-type="string">
            <text:p>mapGeneratorSum</text:p>
          </table:table-cell>
          <table:table-cell office:value-type="string" calcext:value-type="string">
            <text:p>electricNetworkUpdateSum</text:p>
          </table:table-cell>
          <table:table-cell office:value-type="string" calcext:value-type="string">
            <text:p>logisticManagerUpdateSum</text:p>
          </table:table-cell>
          <table:table-cell office:value-type="string" calcext:value-type="string">
            <text:p>constructionManagerUpdateSum</text:p>
          </table:table-cell>
          <table:table-cell office:value-type="string" calcext:value-type="string">
            <text:p>trainsSum</text:p>
          </table:table-cell>
          <table:table-cell office:value-type="string" calcext:value-type="string">
            <text:p>trainPathFinderSum</text:p>
          </table:table-cell>
          <table:table-cell office:value-type="string" calcext:value-type="string">
            <text:p>commanderSum</text:p>
          </table:table-cell>
          <table:table-cell office:value-type="string" calcext:value-type="string">
            <text:p>chartRefreshSum</text:p>
          </table:table-cell>
          <table:table-cell office:value-type="string" calcext:value-type="string">
            <text:p>luaGarbageIncrementalSum</text:p>
          </table:table-cell>
          <table:table-cell office:value-type="string" calcext:value-type="string">
            <text:p>chartUpdateSum</text:p>
          </table:table-cell>
          <table:table-cell office:value-type="string" calcext:value-type="string">
            <text:p>scriptUpdateS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29" calcext:value-type="float">
            <text:p>5.629</text:p>
          </table:table-cell>
          <table:table-cell office:value-type="float" office:value="56291.523" calcext:value-type="float">
            <text:p>56291.523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271025661" calcext:value-type="float">
            <text:p>56271025661</text:p>
          </table:table-cell>
          <table:table-cell office:value-type="float" office:value="56134703947" calcext:value-type="float">
            <text:p>56134703947</text:p>
          </table:table-cell>
          <table:table-cell office:value-type="float" office:value="389507" calcext:value-type="float">
            <text:p>389507</text:p>
          </table:table-cell>
          <table:table-cell office:value-type="float" office:value="1445090" calcext:value-type="float">
            <text:p>1445090</text:p>
          </table:table-cell>
          <table:table-cell office:value-type="float" office:value="1730407" calcext:value-type="float">
            <text:p>1730407</text:p>
          </table:table-cell>
          <table:table-cell office:value-type="float" office:value="53906187455" calcext:value-type="float">
            <text:p>53906187455</text:p>
          </table:table-cell>
          <table:table-cell office:value-type="float" office:value="2511413" calcext:value-type="float">
            <text:p>2511413</text:p>
          </table:table-cell>
          <table:table-cell office:value-type="float" office:value="2112878007" calcext:value-type="float">
            <text:p>2112878007</text:p>
          </table:table-cell>
          <table:table-cell office:value-type="float" office:value="0" calcext:value-type="float">
            <text:p>0</text:p>
          </table:table-cell>
          <table:table-cell office:value-type="float" office:value="5461730" calcext:value-type="float">
            <text:p>5461730</text:p>
          </table:table-cell>
          <table:table-cell office:value-type="float" office:value="1681369" calcext:value-type="float">
            <text:p>1681369</text:p>
          </table:table-cell>
          <table:table-cell office:value-type="float" office:value="0" calcext:value-type="float">
            <text:p>0</text:p>
          </table:table-cell>
          <table:table-cell office:value-type="float" office:value="4379853" calcext:value-type="float">
            <text:p>4379853</text:p>
          </table:table-cell>
          <table:table-cell office:value-type="float" office:value="0" calcext:value-type="float">
            <text:p>0</text:p>
          </table:table-cell>
          <table:table-cell office:value-type="float" office:value="118222836" calcext:value-type="float">
            <text:p>118222836</text:p>
          </table:table-cell>
          <table:table-cell office:value-type="float" office:value="2374602" calcext:value-type="float">
            <text:p>2374602</text:p>
          </table:table-cell>
          <table:table-cell office:value-type="float" office:value="3110406" calcext:value-type="float">
            <text:p>31104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27" calcext:value-type="float">
            <text:p>5.627</text:p>
          </table:table-cell>
          <table:table-cell office:value-type="float" office:value="56267.746" calcext:value-type="float">
            <text:p>56267.746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247474193" calcext:value-type="float">
            <text:p>56247474193</text:p>
          </table:table-cell>
          <table:table-cell office:value-type="float" office:value="56113099209" calcext:value-type="float">
            <text:p>56113099209</text:p>
          </table:table-cell>
          <table:table-cell office:value-type="float" office:value="320922" calcext:value-type="float">
            <text:p>320922</text:p>
          </table:table-cell>
          <table:table-cell office:value-type="float" office:value="1002200" calcext:value-type="float">
            <text:p>1002200</text:p>
          </table:table-cell>
          <table:table-cell office:value-type="float" office:value="1323563" calcext:value-type="float">
            <text:p>1323563</text:p>
          </table:table-cell>
          <table:table-cell office:value-type="float" office:value="53891950951" calcext:value-type="float">
            <text:p>53891950951</text:p>
          </table:table-cell>
          <table:table-cell office:value-type="float" office:value="1392136" calcext:value-type="float">
            <text:p>1392136</text:p>
          </table:table-cell>
          <table:table-cell office:value-type="float" office:value="2112116364" calcext:value-type="float">
            <text:p>2112116364</text:p>
          </table:table-cell>
          <table:table-cell office:value-type="float" office:value="0" calcext:value-type="float">
            <text:p>0</text:p>
          </table:table-cell>
          <table:table-cell office:value-type="float" office:value="5121321" calcext:value-type="float">
            <text:p>5121321</text:p>
          </table:table-cell>
          <table:table-cell office:value-type="float" office:value="2021279" calcext:value-type="float">
            <text:p>2021279</text:p>
          </table:table-cell>
          <table:table-cell office:value-type="float" office:value="0" calcext:value-type="float">
            <text:p>0</text:p>
          </table:table-cell>
          <table:table-cell office:value-type="float" office:value="4056373" calcext:value-type="float">
            <text:p>4056373</text:p>
          </table:table-cell>
          <table:table-cell office:value-type="float" office:value="0" calcext:value-type="float">
            <text:p>0</text:p>
          </table:table-cell>
          <table:table-cell office:value-type="float" office:value="117505984" calcext:value-type="float">
            <text:p>117505984</text:p>
          </table:table-cell>
          <table:table-cell office:value-type="float" office:value="1897857" calcext:value-type="float">
            <text:p>1897857</text:p>
          </table:table-cell>
          <table:table-cell office:value-type="float" office:value="2986337" calcext:value-type="float">
            <text:p>29863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629" calcext:value-type="float">
            <text:p>5.629</text:p>
          </table:table-cell>
          <table:table-cell office:value-type="float" office:value="56287.915" calcext:value-type="float">
            <text:p>56287.915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268415461" calcext:value-type="float">
            <text:p>56268415461</text:p>
          </table:table-cell>
          <table:table-cell office:value-type="float" office:value="56136078656" calcext:value-type="float">
            <text:p>56136078656</text:p>
          </table:table-cell>
          <table:table-cell office:value-type="float" office:value="362156" calcext:value-type="float">
            <text:p>362156</text:p>
          </table:table-cell>
          <table:table-cell office:value-type="float" office:value="1374027" calcext:value-type="float">
            <text:p>1374027</text:p>
          </table:table-cell>
          <table:table-cell office:value-type="float" office:value="1057117" calcext:value-type="float">
            <text:p>1057117</text:p>
          </table:table-cell>
          <table:table-cell office:value-type="float" office:value="53921204280" calcext:value-type="float">
            <text:p>53921204280</text:p>
          </table:table-cell>
          <table:table-cell office:value-type="float" office:value="2137850" calcext:value-type="float">
            <text:p>2137850</text:p>
          </table:table-cell>
          <table:table-cell office:value-type="float" office:value="2104101914" calcext:value-type="float">
            <text:p>2104101914</text:p>
          </table:table-cell>
          <table:table-cell office:value-type="float" office:value="0" calcext:value-type="float">
            <text:p>0</text:p>
          </table:table-cell>
          <table:table-cell office:value-type="float" office:value="5428211" calcext:value-type="float">
            <text:p>5428211</text:p>
          </table:table-cell>
          <table:table-cell office:value-type="float" office:value="1702767" calcext:value-type="float">
            <text:p>1702767</text:p>
          </table:table-cell>
          <table:table-cell office:value-type="float" office:value="0" calcext:value-type="float">
            <text:p>0</text:p>
          </table:table-cell>
          <table:table-cell office:value-type="float" office:value="4713688" calcext:value-type="float">
            <text:p>4713688</text:p>
          </table:table-cell>
          <table:table-cell office:value-type="float" office:value="0" calcext:value-type="float">
            <text:p>0</text:p>
          </table:table-cell>
          <table:table-cell office:value-type="float" office:value="116734796" calcext:value-type="float">
            <text:p>116734796</text:p>
          </table:table-cell>
          <table:table-cell office:value-type="float" office:value="3004614" calcext:value-type="float">
            <text:p>3004614</text:p>
          </table:table-cell>
          <table:table-cell office:value-type="float" office:value="2487457" calcext:value-type="float">
            <text:p>24874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35" calcext:value-type="float">
            <text:p>5.635</text:p>
          </table:table-cell>
          <table:table-cell office:value-type="float" office:value="56352.044" calcext:value-type="float">
            <text:p>56352.044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328305197" calcext:value-type="float">
            <text:p>56328305197</text:p>
          </table:table-cell>
          <table:table-cell office:value-type="float" office:value="56192075707" calcext:value-type="float">
            <text:p>56192075707</text:p>
          </table:table-cell>
          <table:table-cell office:value-type="float" office:value="457252" calcext:value-type="float">
            <text:p>457252</text:p>
          </table:table-cell>
          <table:table-cell office:value-type="float" office:value="1216301" calcext:value-type="float">
            <text:p>1216301</text:p>
          </table:table-cell>
          <table:table-cell office:value-type="float" office:value="1315854" calcext:value-type="float">
            <text:p>1315854</text:p>
          </table:table-cell>
          <table:table-cell office:value-type="float" office:value="53984605568" calcext:value-type="float">
            <text:p>53984605568</text:p>
          </table:table-cell>
          <table:table-cell office:value-type="float" office:value="1932438" calcext:value-type="float">
            <text:p>1932438</text:p>
          </table:table-cell>
          <table:table-cell office:value-type="float" office:value="2090939829" calcext:value-type="float">
            <text:p>2090939829</text:p>
          </table:table-cell>
          <table:table-cell office:value-type="float" office:value="0" calcext:value-type="float">
            <text:p>0</text:p>
          </table:table-cell>
          <table:table-cell office:value-type="float" office:value="5505165" calcext:value-type="float">
            <text:p>5505165</text:p>
          </table:table-cell>
          <table:table-cell office:value-type="float" office:value="2006412" calcext:value-type="float">
            <text:p>2006412</text:p>
          </table:table-cell>
          <table:table-cell office:value-type="float" office:value="0" calcext:value-type="float">
            <text:p>0</text:p>
          </table:table-cell>
          <table:table-cell office:value-type="float" office:value="4317225" calcext:value-type="float">
            <text:p>4317225</text:p>
          </table:table-cell>
          <table:table-cell office:value-type="float" office:value="0" calcext:value-type="float">
            <text:p>0</text:p>
          </table:table-cell>
          <table:table-cell office:value-type="float" office:value="119589364" calcext:value-type="float">
            <text:p>119589364</text:p>
          </table:table-cell>
          <table:table-cell office:value-type="float" office:value="1953532" calcext:value-type="float">
            <text:p>1953532</text:p>
          </table:table-cell>
          <table:table-cell office:value-type="float" office:value="2219959" calcext:value-type="float">
            <text:p>22199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11" calcext:value-type="float">
            <text:p>5.611</text:p>
          </table:table-cell>
          <table:table-cell office:value-type="float" office:value="56112.05" calcext:value-type="float">
            <text:p>56112.05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089334302" calcext:value-type="float">
            <text:p>56089334302</text:p>
          </table:table-cell>
          <table:table-cell office:value-type="float" office:value="55953565781" calcext:value-type="float">
            <text:p>55953565781</text:p>
          </table:table-cell>
          <table:table-cell office:value-type="float" office:value="568129" calcext:value-type="float">
            <text:p>568129</text:p>
          </table:table-cell>
          <table:table-cell office:value-type="float" office:value="969340" calcext:value-type="float">
            <text:p>969340</text:p>
          </table:table-cell>
          <table:table-cell office:value-type="float" office:value="969064" calcext:value-type="float">
            <text:p>969064</text:p>
          </table:table-cell>
          <table:table-cell office:value-type="float" office:value="53741559254" calcext:value-type="float">
            <text:p>53741559254</text:p>
          </table:table-cell>
          <table:table-cell office:value-type="float" office:value="2000820" calcext:value-type="float">
            <text:p>2000820</text:p>
          </table:table-cell>
          <table:table-cell office:value-type="float" office:value="2096387718" calcext:value-type="float">
            <text:p>2096387718</text:p>
          </table:table-cell>
          <table:table-cell office:value-type="float" office:value="0" calcext:value-type="float">
            <text:p>0</text:p>
          </table:table-cell>
          <table:table-cell office:value-type="float" office:value="6070184" calcext:value-type="float">
            <text:p>6070184</text:p>
          </table:table-cell>
          <table:table-cell office:value-type="float" office:value="1686423" calcext:value-type="float">
            <text:p>1686423</text:p>
          </table:table-cell>
          <table:table-cell office:value-type="float" office:value="0" calcext:value-type="float">
            <text:p>0</text:p>
          </table:table-cell>
          <table:table-cell office:value-type="float" office:value="4219646" calcext:value-type="float">
            <text:p>4219646</text:p>
          </table:table-cell>
          <table:table-cell office:value-type="float" office:value="0" calcext:value-type="float">
            <text:p>0</text:p>
          </table:table-cell>
          <table:table-cell office:value-type="float" office:value="118651677" calcext:value-type="float">
            <text:p>118651677</text:p>
          </table:table-cell>
          <table:table-cell office:value-type="float" office:value="2038158" calcext:value-type="float">
            <text:p>2038158</text:p>
          </table:table-cell>
          <table:table-cell office:value-type="float" office:value="2920491" calcext:value-type="float">
            <text:p>29204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651" calcext:value-type="float">
            <text:p>5.651</text:p>
          </table:table-cell>
          <table:table-cell office:value-type="float" office:value="56511.066" calcext:value-type="float">
            <text:p>56511.066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87298390" calcext:value-type="float">
            <text:p>56487298390</text:p>
          </table:table-cell>
          <table:table-cell office:value-type="float" office:value="56353015632" calcext:value-type="float">
            <text:p>56353015632</text:p>
          </table:table-cell>
          <table:table-cell office:value-type="float" office:value="332306" calcext:value-type="float">
            <text:p>332306</text:p>
          </table:table-cell>
          <table:table-cell office:value-type="float" office:value="1690302" calcext:value-type="float">
            <text:p>1690302</text:p>
          </table:table-cell>
          <table:table-cell office:value-type="float" office:value="1754109" calcext:value-type="float">
            <text:p>1754109</text:p>
          </table:table-cell>
          <table:table-cell office:value-type="float" office:value="54128669386" calcext:value-type="float">
            <text:p>54128669386</text:p>
          </table:table-cell>
          <table:table-cell office:value-type="float" office:value="1603307" calcext:value-type="float">
            <text:p>1603307</text:p>
          </table:table-cell>
          <table:table-cell office:value-type="float" office:value="2106949859" calcext:value-type="float">
            <text:p>2106949859</text:p>
          </table:table-cell>
          <table:table-cell office:value-type="float" office:value="0" calcext:value-type="float">
            <text:p>0</text:p>
          </table:table-cell>
          <table:table-cell office:value-type="float" office:value="5346559" calcext:value-type="float">
            <text:p>5346559</text:p>
          </table:table-cell>
          <table:table-cell office:value-type="float" office:value="1796454" calcext:value-type="float">
            <text:p>1796454</text:p>
          </table:table-cell>
          <table:table-cell office:value-type="float" office:value="0" calcext:value-type="float">
            <text:p>0</text:p>
          </table:table-cell>
          <table:table-cell office:value-type="float" office:value="5431182" calcext:value-type="float">
            <text:p>5431182</text:p>
          </table:table-cell>
          <table:table-cell office:value-type="float" office:value="0" calcext:value-type="float">
            <text:p>0</text:p>
          </table:table-cell>
          <table:table-cell office:value-type="float" office:value="118877931" calcext:value-type="float">
            <text:p>118877931</text:p>
          </table:table-cell>
          <table:table-cell office:value-type="float" office:value="2882780" calcext:value-type="float">
            <text:p>2882780</text:p>
          </table:table-cell>
          <table:table-cell office:value-type="float" office:value="2260268" calcext:value-type="float">
            <text:p>22602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03" calcext:value-type="float">
            <text:p>5.603</text:p>
          </table:table-cell>
          <table:table-cell office:value-type="float" office:value="56029.884" calcext:value-type="float">
            <text:p>56029.884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010440990" calcext:value-type="float">
            <text:p>56010440990</text:p>
          </table:table-cell>
          <table:table-cell office:value-type="float" office:value="55873925025" calcext:value-type="float">
            <text:p>55873925025</text:p>
          </table:table-cell>
          <table:table-cell office:value-type="float" office:value="569850" calcext:value-type="float">
            <text:p>569850</text:p>
          </table:table-cell>
          <table:table-cell office:value-type="float" office:value="1040552" calcext:value-type="float">
            <text:p>1040552</text:p>
          </table:table-cell>
          <table:table-cell office:value-type="float" office:value="1530694" calcext:value-type="float">
            <text:p>1530694</text:p>
          </table:table-cell>
          <table:table-cell office:value-type="float" office:value="53651803954" calcext:value-type="float">
            <text:p>53651803954</text:p>
          </table:table-cell>
          <table:table-cell office:value-type="float" office:value="1708979" calcext:value-type="float">
            <text:p>1708979</text:p>
          </table:table-cell>
          <table:table-cell office:value-type="float" office:value="2109185768" calcext:value-type="float">
            <text:p>2109185768</text:p>
          </table:table-cell>
          <table:table-cell office:value-type="float" office:value="0" calcext:value-type="float">
            <text:p>0</text:p>
          </table:table-cell>
          <table:table-cell office:value-type="float" office:value="5920187" calcext:value-type="float">
            <text:p>5920187</text:p>
          </table:table-cell>
          <table:table-cell office:value-type="float" office:value="1573761" calcext:value-type="float">
            <text:p>1573761</text:p>
          </table:table-cell>
          <table:table-cell office:value-type="float" office:value="0" calcext:value-type="float">
            <text:p>0</text:p>
          </table:table-cell>
          <table:table-cell office:value-type="float" office:value="3643308" calcext:value-type="float">
            <text:p>3643308</text:p>
          </table:table-cell>
          <table:table-cell office:value-type="float" office:value="0" calcext:value-type="float">
            <text:p>0</text:p>
          </table:table-cell>
          <table:table-cell office:value-type="float" office:value="120390568" calcext:value-type="float">
            <text:p>120390568</text:p>
          </table:table-cell>
          <table:table-cell office:value-type="float" office:value="2557967" calcext:value-type="float">
            <text:p>2557967</text:p>
          </table:table-cell>
          <table:table-cell office:value-type="float" office:value="2700408" calcext:value-type="float">
            <text:p>27004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48" calcext:value-type="float">
            <text:p>5.648</text:p>
          </table:table-cell>
          <table:table-cell office:value-type="float" office:value="56477.914" calcext:value-type="float">
            <text:p>56477.914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59392351" calcext:value-type="float">
            <text:p>56459392351</text:p>
          </table:table-cell>
          <table:table-cell office:value-type="float" office:value="56323169997" calcext:value-type="float">
            <text:p>56323169997</text:p>
          </table:table-cell>
          <table:table-cell office:value-type="float" office:value="562944" calcext:value-type="float">
            <text:p>562944</text:p>
          </table:table-cell>
          <table:table-cell office:value-type="float" office:value="1604761" calcext:value-type="float">
            <text:p>1604761</text:p>
          </table:table-cell>
          <table:table-cell office:value-type="float" office:value="1874451" calcext:value-type="float">
            <text:p>1874451</text:p>
          </table:table-cell>
          <table:table-cell office:value-type="float" office:value="54108474119" calcext:value-type="float">
            <text:p>54108474119</text:p>
          </table:table-cell>
          <table:table-cell office:value-type="float" office:value="2045908" calcext:value-type="float">
            <text:p>2045908</text:p>
          </table:table-cell>
          <table:table-cell office:value-type="float" office:value="2099842052" calcext:value-type="float">
            <text:p>2099842052</text:p>
          </table:table-cell>
          <table:table-cell office:value-type="float" office:value="0" calcext:value-type="float">
            <text:p>0</text:p>
          </table:table-cell>
          <table:table-cell office:value-type="float" office:value="6347506" calcext:value-type="float">
            <text:p>6347506</text:p>
          </table:table-cell>
          <table:table-cell office:value-type="float" office:value="1829312" calcext:value-type="float">
            <text:p>1829312</text:p>
          </table:table-cell>
          <table:table-cell office:value-type="float" office:value="0" calcext:value-type="float">
            <text:p>0</text:p>
          </table:table-cell>
          <table:table-cell office:value-type="float" office:value="3933307" calcext:value-type="float">
            <text:p>3933307</text:p>
          </table:table-cell>
          <table:table-cell office:value-type="float" office:value="0" calcext:value-type="float">
            <text:p>0</text:p>
          </table:table-cell>
          <table:table-cell office:value-type="float" office:value="120200484" calcext:value-type="float">
            <text:p>120200484</text:p>
          </table:table-cell>
          <table:table-cell office:value-type="float" office:value="1909720" calcext:value-type="float">
            <text:p>1909720</text:p>
          </table:table-cell>
          <table:table-cell office:value-type="float" office:value="3201818" calcext:value-type="float">
            <text:p>32018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full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647" calcext:value-type="float">
            <text:p>5.647</text:p>
          </table:table-cell>
          <table:table-cell office:value-type="float" office:value="56474.617" calcext:value-type="float">
            <text:p>56474.617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55249760" calcext:value-type="float">
            <text:p>56455249760</text:p>
          </table:table-cell>
          <table:table-cell office:value-type="float" office:value="56319952016" calcext:value-type="float">
            <text:p>56319952016</text:p>
          </table:table-cell>
          <table:table-cell office:value-type="float" office:value="355532" calcext:value-type="float">
            <text:p>355532</text:p>
          </table:table-cell>
          <table:table-cell office:value-type="float" office:value="1298588" calcext:value-type="float">
            <text:p>1298588</text:p>
          </table:table-cell>
          <table:table-cell office:value-type="float" office:value="1326864" calcext:value-type="float">
            <text:p>1326864</text:p>
          </table:table-cell>
          <table:table-cell office:value-type="float" office:value="54092403591" calcext:value-type="float">
            <text:p>54092403591</text:p>
          </table:table-cell>
          <table:table-cell office:value-type="float" office:value="1642741" calcext:value-type="float">
            <text:p>1642741</text:p>
          </table:table-cell>
          <table:table-cell office:value-type="float" office:value="2111787264" calcext:value-type="float">
            <text:p>2111787264</text:p>
          </table:table-cell>
          <table:table-cell office:value-type="float" office:value="0" calcext:value-type="float">
            <text:p>0</text:p>
          </table:table-cell>
          <table:table-cell office:value-type="float" office:value="6046606" calcext:value-type="float">
            <text:p>6046606</text:p>
          </table:table-cell>
          <table:table-cell office:value-type="float" office:value="1960055" calcext:value-type="float">
            <text:p>1960055</text:p>
          </table:table-cell>
          <table:table-cell office:value-type="float" office:value="0" calcext:value-type="float">
            <text:p>0</text:p>
          </table:table-cell>
          <table:table-cell office:value-type="float" office:value="4751507" calcext:value-type="float">
            <text:p>4751507</text:p>
          </table:table-cell>
          <table:table-cell office:value-type="float" office:value="0" calcext:value-type="float">
            <text:p>0</text:p>
          </table:table-cell>
          <table:table-cell office:value-type="float" office:value="118972391" calcext:value-type="float">
            <text:p>118972391</text:p>
          </table:table-cell>
          <table:table-cell office:value-type="float" office:value="1983036" calcext:value-type="float">
            <text:p>1983036</text:p>
          </table:table-cell>
          <table:table-cell office:value-type="float" office:value="2965051" calcext:value-type="float">
            <text:p>2965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29" calcext:value-type="float">
            <text:p>5.629</text:p>
          </table:table-cell>
          <table:table-cell office:value-type="float" office:value="56288.47" calcext:value-type="float">
            <text:p>56288.47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270900932" calcext:value-type="float">
            <text:p>56270900932</text:p>
          </table:table-cell>
          <table:table-cell office:value-type="float" office:value="56139193572" calcext:value-type="float">
            <text:p>56139193572</text:p>
          </table:table-cell>
          <table:table-cell office:value-type="float" office:value="418870" calcext:value-type="float">
            <text:p>418870</text:p>
          </table:table-cell>
          <table:table-cell office:value-type="float" office:value="971050" calcext:value-type="float">
            <text:p>971050</text:p>
          </table:table-cell>
          <table:table-cell office:value-type="float" office:value="1432878" calcext:value-type="float">
            <text:p>1432878</text:p>
          </table:table-cell>
          <table:table-cell office:value-type="float" office:value="53921175634" calcext:value-type="float">
            <text:p>53921175634</text:p>
          </table:table-cell>
          <table:table-cell office:value-type="float" office:value="1494214" calcext:value-type="float">
            <text:p>1494214</text:p>
          </table:table-cell>
          <table:table-cell office:value-type="float" office:value="2104150229" calcext:value-type="float">
            <text:p>2104150229</text:p>
          </table:table-cell>
          <table:table-cell office:value-type="float" office:value="0" calcext:value-type="float">
            <text:p>0</text:p>
          </table:table-cell>
          <table:table-cell office:value-type="float" office:value="5109965" calcext:value-type="float">
            <text:p>5109965</text:p>
          </table:table-cell>
          <table:table-cell office:value-type="float" office:value="1769316" calcext:value-type="float">
            <text:p>1769316</text:p>
          </table:table-cell>
          <table:table-cell office:value-type="float" office:value="0" calcext:value-type="float">
            <text:p>0</text:p>
          </table:table-cell>
          <table:table-cell office:value-type="float" office:value="4765016" calcext:value-type="float">
            <text:p>4765016</text:p>
          </table:table-cell>
          <table:table-cell office:value-type="float" office:value="0" calcext:value-type="float">
            <text:p>0</text:p>
          </table:table-cell>
          <table:table-cell office:value-type="float" office:value="116250284" calcext:value-type="float">
            <text:p>116250284</text:p>
          </table:table-cell>
          <table:table-cell office:value-type="float" office:value="2446071" calcext:value-type="float">
            <text:p>2446071</text:p>
          </table:table-cell>
          <table:table-cell office:value-type="float" office:value="3106412" calcext:value-type="float">
            <text:p>31064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49" calcext:value-type="float">
            <text:p>5.649</text:p>
          </table:table-cell>
          <table:table-cell office:value-type="float" office:value="56490.919" calcext:value-type="float">
            <text:p>56490.919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72163703" calcext:value-type="float">
            <text:p>56472163703</text:p>
          </table:table-cell>
          <table:table-cell office:value-type="float" office:value="56336731933" calcext:value-type="float">
            <text:p>56336731933</text:p>
          </table:table-cell>
          <table:table-cell office:value-type="float" office:value="444816" calcext:value-type="float">
            <text:p>444816</text:p>
          </table:table-cell>
          <table:table-cell office:value-type="float" office:value="963139" calcext:value-type="float">
            <text:p>963139</text:p>
          </table:table-cell>
          <table:table-cell office:value-type="float" office:value="2389199" calcext:value-type="float">
            <text:p>2389199</text:p>
          </table:table-cell>
          <table:table-cell office:value-type="float" office:value="54113876361" calcext:value-type="float">
            <text:p>54113876361</text:p>
          </table:table-cell>
          <table:table-cell office:value-type="float" office:value="1463655" calcext:value-type="float">
            <text:p>1463655</text:p>
          </table:table-cell>
          <table:table-cell office:value-type="float" office:value="2107872130" calcext:value-type="float">
            <text:p>2107872130</text:p>
          </table:table-cell>
          <table:table-cell office:value-type="float" office:value="0" calcext:value-type="float">
            <text:p>0</text:p>
          </table:table-cell>
          <table:table-cell office:value-type="float" office:value="6646889" calcext:value-type="float">
            <text:p>6646889</text:p>
          </table:table-cell>
          <table:table-cell office:value-type="float" office:value="1519050" calcext:value-type="float">
            <text:p>1519050</text:p>
          </table:table-cell>
          <table:table-cell office:value-type="float" office:value="0" calcext:value-type="float">
            <text:p>0</text:p>
          </table:table-cell>
          <table:table-cell office:value-type="float" office:value="4808649" calcext:value-type="float">
            <text:p>4808649</text:p>
          </table:table-cell>
          <table:table-cell office:value-type="float" office:value="0" calcext:value-type="float">
            <text:p>0</text:p>
          </table:table-cell>
          <table:table-cell office:value-type="float" office:value="118029533" calcext:value-type="float">
            <text:p>118029533</text:p>
          </table:table-cell>
          <table:table-cell office:value-type="float" office:value="2292435" calcext:value-type="float">
            <text:p>2292435</text:p>
          </table:table-cell>
          <table:table-cell office:value-type="float" office:value="3143147" calcext:value-type="float">
            <text:p>31431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614" calcext:value-type="float">
            <text:p>5.614</text:p>
          </table:table-cell>
          <table:table-cell office:value-type="float" office:value="56140.769" calcext:value-type="float">
            <text:p>56140.769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121248590" calcext:value-type="float">
            <text:p>56121248590</text:p>
          </table:table-cell>
          <table:table-cell office:value-type="float" office:value="55985895988" calcext:value-type="float">
            <text:p>55985895988</text:p>
          </table:table-cell>
          <table:table-cell office:value-type="float" office:value="376442" calcext:value-type="float">
            <text:p>376442</text:p>
          </table:table-cell>
          <table:table-cell office:value-type="float" office:value="1001206" calcext:value-type="float">
            <text:p>1001206</text:p>
          </table:table-cell>
          <table:table-cell office:value-type="float" office:value="1692696" calcext:value-type="float">
            <text:p>1692696</text:p>
          </table:table-cell>
          <table:table-cell office:value-type="float" office:value="53765889875" calcext:value-type="float">
            <text:p>53765889875</text:p>
          </table:table-cell>
          <table:table-cell office:value-type="float" office:value="1635284" calcext:value-type="float">
            <text:p>1635284</text:p>
          </table:table-cell>
          <table:table-cell office:value-type="float" office:value="2108510401" calcext:value-type="float">
            <text:p>2108510401</text:p>
          </table:table-cell>
          <table:table-cell office:value-type="float" office:value="0" calcext:value-type="float">
            <text:p>0</text:p>
          </table:table-cell>
          <table:table-cell office:value-type="float" office:value="5145803" calcext:value-type="float">
            <text:p>5145803</text:p>
          </table:table-cell>
          <table:table-cell office:value-type="float" office:value="1410379" calcext:value-type="float">
            <text:p>1410379</text:p>
          </table:table-cell>
          <table:table-cell office:value-type="float" office:value="0" calcext:value-type="float">
            <text:p>0</text:p>
          </table:table-cell>
          <table:table-cell office:value-type="float" office:value="3940259" calcext:value-type="float">
            <text:p>3940259</text:p>
          </table:table-cell>
          <table:table-cell office:value-type="float" office:value="0" calcext:value-type="float">
            <text:p>0</text:p>
          </table:table-cell>
          <table:table-cell office:value-type="float" office:value="119197985" calcext:value-type="float">
            <text:p>119197985</text:p>
          </table:table-cell>
          <table:table-cell office:value-type="float" office:value="2277624" calcext:value-type="float">
            <text:p>2277624</text:p>
          </table:table-cell>
          <table:table-cell office:value-type="float" office:value="2349242" calcext:value-type="float">
            <text:p>2349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03" calcext:value-type="float">
            <text:p>5.603</text:p>
          </table:table-cell>
          <table:table-cell office:value-type="float" office:value="56032.754" calcext:value-type="float">
            <text:p>56032.754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012984703" calcext:value-type="float">
            <text:p>56012984703</text:p>
          </table:table-cell>
          <table:table-cell office:value-type="float" office:value="55879715603" calcext:value-type="float">
            <text:p>55879715603</text:p>
          </table:table-cell>
          <table:table-cell office:value-type="float" office:value="389624" calcext:value-type="float">
            <text:p>389624</text:p>
          </table:table-cell>
          <table:table-cell office:value-type="float" office:value="952306" calcext:value-type="float">
            <text:p>952306</text:p>
          </table:table-cell>
          <table:table-cell office:value-type="float" office:value="2032461" calcext:value-type="float">
            <text:p>2032461</text:p>
          </table:table-cell>
          <table:table-cell office:value-type="float" office:value="53666006882" calcext:value-type="float">
            <text:p>53666006882</text:p>
          </table:table-cell>
          <table:table-cell office:value-type="float" office:value="1312084" calcext:value-type="float">
            <text:p>1312084</text:p>
          </table:table-cell>
          <table:table-cell office:value-type="float" office:value="2097559955" calcext:value-type="float">
            <text:p>2097559955</text:p>
          </table:table-cell>
          <table:table-cell office:value-type="float" office:value="0" calcext:value-type="float">
            <text:p>0</text:p>
          </table:table-cell>
          <table:table-cell office:value-type="float" office:value="6281047" calcext:value-type="float">
            <text:p>6281047</text:p>
          </table:table-cell>
          <table:table-cell office:value-type="float" office:value="2134333" calcext:value-type="float">
            <text:p>2134333</text:p>
          </table:table-cell>
          <table:table-cell office:value-type="float" office:value="0" calcext:value-type="float">
            <text:p>0</text:p>
          </table:table-cell>
          <table:table-cell office:value-type="float" office:value="5444915" calcext:value-type="float">
            <text:p>5444915</text:p>
          </table:table-cell>
          <table:table-cell office:value-type="float" office:value="0" calcext:value-type="float">
            <text:p>0</text:p>
          </table:table-cell>
          <table:table-cell office:value-type="float" office:value="117648746" calcext:value-type="float">
            <text:p>117648746</text:p>
          </table:table-cell>
          <table:table-cell office:value-type="float" office:value="1880582" calcext:value-type="float">
            <text:p>1880582</text:p>
          </table:table-cell>
          <table:table-cell office:value-type="float" office:value="2206343" calcext:value-type="float">
            <text:p>22063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08" calcext:value-type="float">
            <text:p>5.608</text:p>
          </table:table-cell>
          <table:table-cell office:value-type="float" office:value="56080.434" calcext:value-type="float">
            <text:p>56080.434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059594661" calcext:value-type="float">
            <text:p>56059594661</text:p>
          </table:table-cell>
          <table:table-cell office:value-type="float" office:value="55924206315" calcext:value-type="float">
            <text:p>55924206315</text:p>
          </table:table-cell>
          <table:table-cell office:value-type="float" office:value="353184" calcext:value-type="float">
            <text:p>353184</text:p>
          </table:table-cell>
          <table:table-cell office:value-type="float" office:value="805811" calcext:value-type="float">
            <text:p>805811</text:p>
          </table:table-cell>
          <table:table-cell office:value-type="float" office:value="1641544" calcext:value-type="float">
            <text:p>1641544</text:p>
          </table:table-cell>
          <table:table-cell office:value-type="float" office:value="53728398261" calcext:value-type="float">
            <text:p>53728398261</text:p>
          </table:table-cell>
          <table:table-cell office:value-type="float" office:value="1629369" calcext:value-type="float">
            <text:p>1629369</text:p>
          </table:table-cell>
          <table:table-cell office:value-type="float" office:value="2086592395" calcext:value-type="float">
            <text:p>2086592395</text:p>
          </table:table-cell>
          <table:table-cell office:value-type="float" office:value="0" calcext:value-type="float">
            <text:p>0</text:p>
          </table:table-cell>
          <table:table-cell office:value-type="float" office:value="4896871" calcext:value-type="float">
            <text:p>4896871</text:p>
          </table:table-cell>
          <table:table-cell office:value-type="float" office:value="1469378" calcext:value-type="float">
            <text:p>1469378</text:p>
          </table:table-cell>
          <table:table-cell office:value-type="float" office:value="0" calcext:value-type="float">
            <text:p>0</text:p>
          </table:table-cell>
          <table:table-cell office:value-type="float" office:value="3804829" calcext:value-type="float">
            <text:p>3804829</text:p>
          </table:table-cell>
          <table:table-cell office:value-type="float" office:value="0" calcext:value-type="float">
            <text:p>0</text:p>
          </table:table-cell>
          <table:table-cell office:value-type="float" office:value="119597570" calcext:value-type="float">
            <text:p>119597570</text:p>
          </table:table-cell>
          <table:table-cell office:value-type="float" office:value="2212603" calcext:value-type="float">
            <text:p>2212603</text:p>
          </table:table-cell>
          <table:table-cell office:value-type="float" office:value="2717887" calcext:value-type="float">
            <text:p>27178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613" calcext:value-type="float">
            <text:p>5.613</text:p>
          </table:table-cell>
          <table:table-cell office:value-type="float" office:value="56129.285" calcext:value-type="float">
            <text:p>56129.285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110825497" calcext:value-type="float">
            <text:p>56110825497</text:p>
          </table:table-cell>
          <table:table-cell office:value-type="float" office:value="55976416537" calcext:value-type="float">
            <text:p>55976416537</text:p>
          </table:table-cell>
          <table:table-cell office:value-type="float" office:value="351716" calcext:value-type="float">
            <text:p>351716</text:p>
          </table:table-cell>
          <table:table-cell office:value-type="float" office:value="1206218" calcext:value-type="float">
            <text:p>1206218</text:p>
          </table:table-cell>
          <table:table-cell office:value-type="float" office:value="1704669" calcext:value-type="float">
            <text:p>1704669</text:p>
          </table:table-cell>
          <table:table-cell office:value-type="float" office:value="53758401807" calcext:value-type="float">
            <text:p>53758401807</text:p>
          </table:table-cell>
          <table:table-cell office:value-type="float" office:value="1495330" calcext:value-type="float">
            <text:p>1495330</text:p>
          </table:table-cell>
          <table:table-cell office:value-type="float" office:value="2104554174" calcext:value-type="float">
            <text:p>2104554174</text:p>
          </table:table-cell>
          <table:table-cell office:value-type="float" office:value="0" calcext:value-type="float">
            <text:p>0</text:p>
          </table:table-cell>
          <table:table-cell office:value-type="float" office:value="5264662" calcext:value-type="float">
            <text:p>5264662</text:p>
          </table:table-cell>
          <table:table-cell office:value-type="float" office:value="2073253" calcext:value-type="float">
            <text:p>2073253</text:p>
          </table:table-cell>
          <table:table-cell office:value-type="float" office:value="0" calcext:value-type="float">
            <text:p>0</text:p>
          </table:table-cell>
          <table:table-cell office:value-type="float" office:value="3935775" calcext:value-type="float">
            <text:p>3935775</text:p>
          </table:table-cell>
          <table:table-cell office:value-type="float" office:value="0" calcext:value-type="float">
            <text:p>0</text:p>
          </table:table-cell>
          <table:table-cell office:value-type="float" office:value="117225556" calcext:value-type="float">
            <text:p>117225556</text:p>
          </table:table-cell>
          <table:table-cell office:value-type="float" office:value="2292241" calcext:value-type="float">
            <text:p>2292241</text:p>
          </table:table-cell>
          <table:table-cell office:value-type="float" office:value="2296451" calcext:value-type="float">
            <text:p>22964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72" calcext:value-type="float">
            <text:p>5.672</text:p>
          </table:table-cell>
          <table:table-cell office:value-type="float" office:value="56715.415" calcext:value-type="float">
            <text:p>56715.415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696351079" calcext:value-type="float">
            <text:p>56696351079</text:p>
          </table:table-cell>
          <table:table-cell office:value-type="float" office:value="56559655865" calcext:value-type="float">
            <text:p>56559655865</text:p>
          </table:table-cell>
          <table:table-cell office:value-type="float" office:value="431288" calcext:value-type="float">
            <text:p>431288</text:p>
          </table:table-cell>
          <table:table-cell office:value-type="float" office:value="931456" calcext:value-type="float">
            <text:p>931456</text:p>
          </table:table-cell>
          <table:table-cell office:value-type="float" office:value="2200431" calcext:value-type="float">
            <text:p>2200431</text:p>
          </table:table-cell>
          <table:table-cell office:value-type="float" office:value="54347000785" calcext:value-type="float">
            <text:p>54347000785</text:p>
          </table:table-cell>
          <table:table-cell office:value-type="float" office:value="2036531" calcext:value-type="float">
            <text:p>2036531</text:p>
          </table:table-cell>
          <table:table-cell office:value-type="float" office:value="2097984345" calcext:value-type="float">
            <text:p>2097984345</text:p>
          </table:table-cell>
          <table:table-cell office:value-type="float" office:value="0" calcext:value-type="float">
            <text:p>0</text:p>
          </table:table-cell>
          <table:table-cell office:value-type="float" office:value="6846484" calcext:value-type="float">
            <text:p>6846484</text:p>
          </table:table-cell>
          <table:table-cell office:value-type="float" office:value="1999732" calcext:value-type="float">
            <text:p>1999732</text:p>
          </table:table-cell>
          <table:table-cell office:value-type="float" office:value="0" calcext:value-type="float">
            <text:p>0</text:p>
          </table:table-cell>
          <table:table-cell office:value-type="float" office:value="4545923" calcext:value-type="float">
            <text:p>4545923</text:p>
          </table:table-cell>
          <table:table-cell office:value-type="float" office:value="0" calcext:value-type="float">
            <text:p>0</text:p>
          </table:table-cell>
          <table:table-cell office:value-type="float" office:value="119452026" calcext:value-type="float">
            <text:p>119452026</text:p>
          </table:table-cell>
          <table:table-cell office:value-type="float" office:value="2082769" calcext:value-type="float">
            <text:p>2082769</text:p>
          </table:table-cell>
          <table:table-cell office:value-type="float" office:value="3188948" calcext:value-type="float">
            <text:p>31889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09" calcext:value-type="float">
            <text:p>5.609</text:p>
          </table:table-cell>
          <table:table-cell office:value-type="float" office:value="56094.574" calcext:value-type="float">
            <text:p>56094.574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077095519" calcext:value-type="float">
            <text:p>56077095519</text:p>
          </table:table-cell>
          <table:table-cell office:value-type="float" office:value="55940758521" calcext:value-type="float">
            <text:p>55940758521</text:p>
          </table:table-cell>
          <table:table-cell office:value-type="float" office:value="368703" calcext:value-type="float">
            <text:p>368703</text:p>
          </table:table-cell>
          <table:table-cell office:value-type="float" office:value="929680" calcext:value-type="float">
            <text:p>929680</text:p>
          </table:table-cell>
          <table:table-cell office:value-type="float" office:value="1363189" calcext:value-type="float">
            <text:p>1363189</text:p>
          </table:table-cell>
          <table:table-cell office:value-type="float" office:value="53732863083" calcext:value-type="float">
            <text:p>53732863083</text:p>
          </table:table-cell>
          <table:table-cell office:value-type="float" office:value="1824224" calcext:value-type="float">
            <text:p>1824224</text:p>
          </table:table-cell>
          <table:table-cell office:value-type="float" office:value="2088308862" calcext:value-type="float">
            <text:p>2088308862</text:p>
          </table:table-cell>
          <table:table-cell office:value-type="float" office:value="0" calcext:value-type="float">
            <text:p>0</text:p>
          </table:table-cell>
          <table:table-cell office:value-type="float" office:value="5875906" calcext:value-type="float">
            <text:p>5875906</text:p>
          </table:table-cell>
          <table:table-cell office:value-type="float" office:value="1801382" calcext:value-type="float">
            <text:p>1801382</text:p>
          </table:table-cell>
          <table:table-cell office:value-type="float" office:value="0" calcext:value-type="float">
            <text:p>0</text:p>
          </table:table-cell>
          <table:table-cell office:value-type="float" office:value="4652145" calcext:value-type="float">
            <text:p>4652145</text:p>
          </table:table-cell>
          <table:table-cell office:value-type="float" office:value="0" calcext:value-type="float">
            <text:p>0</text:p>
          </table:table-cell>
          <table:table-cell office:value-type="float" office:value="118629030" calcext:value-type="float">
            <text:p>118629030</text:p>
          </table:table-cell>
          <table:table-cell office:value-type="float" office:value="2687240" calcext:value-type="float">
            <text:p>2687240</text:p>
          </table:table-cell>
          <table:table-cell office:value-type="float" office:value="3435160" calcext:value-type="float">
            <text:p>34351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no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648" calcext:value-type="float">
            <text:p>5.648</text:p>
          </table:table-cell>
          <table:table-cell office:value-type="float" office:value="56483.365" calcext:value-type="float">
            <text:p>56483.365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64193463" calcext:value-type="float">
            <text:p>56464193463</text:p>
          </table:table-cell>
          <table:table-cell office:value-type="float" office:value="56325573087" calcext:value-type="float">
            <text:p>56325573087</text:p>
          </table:table-cell>
          <table:table-cell office:value-type="float" office:value="355230" calcext:value-type="float">
            <text:p>355230</text:p>
          </table:table-cell>
          <table:table-cell office:value-type="float" office:value="1045139" calcext:value-type="float">
            <text:p>1045139</text:p>
          </table:table-cell>
          <table:table-cell office:value-type="float" office:value="1282677" calcext:value-type="float">
            <text:p>1282677</text:p>
          </table:table-cell>
          <table:table-cell office:value-type="float" office:value="54095349760" calcext:value-type="float">
            <text:p>54095349760</text:p>
          </table:table-cell>
          <table:table-cell office:value-type="float" office:value="1712332" calcext:value-type="float">
            <text:p>1712332</text:p>
          </table:table-cell>
          <table:table-cell office:value-type="float" office:value="2112996854" calcext:value-type="float">
            <text:p>2112996854</text:p>
          </table:table-cell>
          <table:table-cell office:value-type="float" office:value="0" calcext:value-type="float">
            <text:p>0</text:p>
          </table:table-cell>
          <table:table-cell office:value-type="float" office:value="6118655" calcext:value-type="float">
            <text:p>6118655</text:p>
          </table:table-cell>
          <table:table-cell office:value-type="float" office:value="2208755" calcext:value-type="float">
            <text:p>2208755</text:p>
          </table:table-cell>
          <table:table-cell office:value-type="float" office:value="0" calcext:value-type="float">
            <text:p>0</text:p>
          </table:table-cell>
          <table:table-cell office:value-type="float" office:value="3978219" calcext:value-type="float">
            <text:p>3978219</text:p>
          </table:table-cell>
          <table:table-cell office:value-type="float" office:value="0" calcext:value-type="float">
            <text:p>0</text:p>
          </table:table-cell>
          <table:table-cell office:value-type="float" office:value="121323413" calcext:value-type="float">
            <text:p>121323413</text:p>
          </table:table-cell>
          <table:table-cell office:value-type="float" office:value="2620020" calcext:value-type="float">
            <text:p>2620020</text:p>
          </table:table-cell>
          <table:table-cell office:value-type="float" office:value="2965110" calcext:value-type="float">
            <text:p>29651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47" calcext:value-type="float">
            <text:p>5.647</text:p>
          </table:table-cell>
          <table:table-cell office:value-type="float" office:value="56468.447" calcext:value-type="float">
            <text:p>56468.447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46760966" calcext:value-type="float">
            <text:p>56446760966</text:p>
          </table:table-cell>
          <table:table-cell office:value-type="float" office:value="56310217466" calcext:value-type="float">
            <text:p>56310217466</text:p>
          </table:table-cell>
          <table:table-cell office:value-type="float" office:value="292134" calcext:value-type="float">
            <text:p>292134</text:p>
          </table:table-cell>
          <table:table-cell office:value-type="float" office:value="981546" calcext:value-type="float">
            <text:p>981546</text:p>
          </table:table-cell>
          <table:table-cell office:value-type="float" office:value="1841642" calcext:value-type="float">
            <text:p>1841642</text:p>
          </table:table-cell>
          <table:table-cell office:value-type="float" office:value="54097876035" calcext:value-type="float">
            <text:p>54097876035</text:p>
          </table:table-cell>
          <table:table-cell office:value-type="float" office:value="1720459" calcext:value-type="float">
            <text:p>1720459</text:p>
          </table:table-cell>
          <table:table-cell office:value-type="float" office:value="2098467254" calcext:value-type="float">
            <text:p>2098467254</text:p>
          </table:table-cell>
          <table:table-cell office:value-type="float" office:value="0" calcext:value-type="float">
            <text:p>0</text:p>
          </table:table-cell>
          <table:table-cell office:value-type="float" office:value="5586298" calcext:value-type="float">
            <text:p>5586298</text:p>
          </table:table-cell>
          <table:table-cell office:value-type="float" office:value="1693418" calcext:value-type="float">
            <text:p>1693418</text:p>
          </table:table-cell>
          <table:table-cell office:value-type="float" office:value="0" calcext:value-type="float">
            <text:p>0</text:p>
          </table:table-cell>
          <table:table-cell office:value-type="float" office:value="4237838" calcext:value-type="float">
            <text:p>4237838</text:p>
          </table:table-cell>
          <table:table-cell office:value-type="float" office:value="0" calcext:value-type="float">
            <text:p>0</text:p>
          </table:table-cell>
          <table:table-cell office:value-type="float" office:value="119384007" calcext:value-type="float">
            <text:p>119384007</text:p>
          </table:table-cell>
          <table:table-cell office:value-type="float" office:value="2111306" calcext:value-type="float">
            <text:p>2111306</text:p>
          </table:table-cell>
          <table:table-cell office:value-type="float" office:value="3625797" calcext:value-type="float">
            <text:p>36257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19" calcext:value-type="float">
            <text:p>5.619</text:p>
          </table:table-cell>
          <table:table-cell office:value-type="float" office:value="56187.236" calcext:value-type="float">
            <text:p>56187.236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166463109" calcext:value-type="float">
            <text:p>56166463109</text:p>
          </table:table-cell>
          <table:table-cell office:value-type="float" office:value="56031558655" calcext:value-type="float">
            <text:p>56031558655</text:p>
          </table:table-cell>
          <table:table-cell office:value-type="float" office:value="388041" calcext:value-type="float">
            <text:p>388041</text:p>
          </table:table-cell>
          <table:table-cell office:value-type="float" office:value="1375607" calcext:value-type="float">
            <text:p>1375607</text:p>
          </table:table-cell>
          <table:table-cell office:value-type="float" office:value="1583820" calcext:value-type="float">
            <text:p>1583820</text:p>
          </table:table-cell>
          <table:table-cell office:value-type="float" office:value="53819299744" calcext:value-type="float">
            <text:p>53819299744</text:p>
          </table:table-cell>
          <table:table-cell office:value-type="float" office:value="1675296" calcext:value-type="float">
            <text:p>1675296</text:p>
          </table:table-cell>
          <table:table-cell office:value-type="float" office:value="2100279677" calcext:value-type="float">
            <text:p>2100279677</text:p>
          </table:table-cell>
          <table:table-cell office:value-type="float" office:value="0" calcext:value-type="float">
            <text:p>0</text:p>
          </table:table-cell>
          <table:table-cell office:value-type="float" office:value="5365840" calcext:value-type="float">
            <text:p>5365840</text:p>
          </table:table-cell>
          <table:table-cell office:value-type="float" office:value="1565510" calcext:value-type="float">
            <text:p>1565510</text:p>
          </table:table-cell>
          <table:table-cell office:value-type="float" office:value="0" calcext:value-type="float">
            <text:p>0</text:p>
          </table:table-cell>
          <table:table-cell office:value-type="float" office:value="4268000" calcext:value-type="float">
            <text:p>4268000</text:p>
          </table:table-cell>
          <table:table-cell office:value-type="float" office:value="0" calcext:value-type="float">
            <text:p>0</text:p>
          </table:table-cell>
          <table:table-cell office:value-type="float" office:value="118509457" calcext:value-type="float">
            <text:p>118509457</text:p>
          </table:table-cell>
          <table:table-cell office:value-type="float" office:value="2079983" calcext:value-type="float">
            <text:p>2079983</text:p>
          </table:table-cell>
          <table:table-cell office:value-type="float" office:value="2604294" calcext:value-type="float">
            <text:p>2604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ful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61" calcext:value-type="float">
            <text:p>5.61</text:p>
          </table:table-cell>
          <table:table-cell office:value-type="float" office:value="56098.785" calcext:value-type="float">
            <text:p>56098.785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077816097" calcext:value-type="float">
            <text:p>56077816097</text:p>
          </table:table-cell>
          <table:table-cell office:value-type="float" office:value="55943821272" calcext:value-type="float">
            <text:p>55943821272</text:p>
          </table:table-cell>
          <table:table-cell office:value-type="float" office:value="451870" calcext:value-type="float">
            <text:p>451870</text:p>
          </table:table-cell>
          <table:table-cell office:value-type="float" office:value="1092096" calcext:value-type="float">
            <text:p>1092096</text:p>
          </table:table-cell>
          <table:table-cell office:value-type="float" office:value="1380374" calcext:value-type="float">
            <text:p>1380374</text:p>
          </table:table-cell>
          <table:table-cell office:value-type="float" office:value="53727495578" calcext:value-type="float">
            <text:p>53727495578</text:p>
          </table:table-cell>
          <table:table-cell office:value-type="float" office:value="1390024" calcext:value-type="float">
            <text:p>1390024</text:p>
          </table:table-cell>
          <table:table-cell office:value-type="float" office:value="2101465227" calcext:value-type="float">
            <text:p>2101465227</text:p>
          </table:table-cell>
          <table:table-cell office:value-type="float" office:value="0" calcext:value-type="float">
            <text:p>0</text:p>
          </table:table-cell>
          <table:table-cell office:value-type="float" office:value="6728732" calcext:value-type="float">
            <text:p>6728732</text:p>
          </table:table-cell>
          <table:table-cell office:value-type="float" office:value="1571751" calcext:value-type="float">
            <text:p>1571751</text:p>
          </table:table-cell>
          <table:table-cell office:value-type="float" office:value="0" calcext:value-type="float">
            <text:p>0</text:p>
          </table:table-cell>
          <table:table-cell office:value-type="float" office:value="3905739" calcext:value-type="float">
            <text:p>3905739</text:p>
          </table:table-cell>
          <table:table-cell office:value-type="float" office:value="0" calcext:value-type="float">
            <text:p>0</text:p>
          </table:table-cell>
          <table:table-cell office:value-type="float" office:value="119091138" calcext:value-type="float">
            <text:p>119091138</text:p>
          </table:table-cell>
          <table:table-cell office:value-type="float" office:value="2573635" calcext:value-type="float">
            <text:p>2573635</text:p>
          </table:table-cell>
          <table:table-cell office:value-type="float" office:value="2578664" calcext:value-type="float">
            <text:p>25786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1" calcext:value-type="float">
            <text:p>5.61</text:p>
          </table:table-cell>
          <table:table-cell office:value-type="float" office:value="56104.118" calcext:value-type="float">
            <text:p>56104.118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084385960" calcext:value-type="float">
            <text:p>56084385960</text:p>
          </table:table-cell>
          <table:table-cell office:value-type="float" office:value="55947331359" calcext:value-type="float">
            <text:p>55947331359</text:p>
          </table:table-cell>
          <table:table-cell office:value-type="float" office:value="322063" calcext:value-type="float">
            <text:p>322063</text:p>
          </table:table-cell>
          <table:table-cell office:value-type="float" office:value="1146052" calcext:value-type="float">
            <text:p>1146052</text:p>
          </table:table-cell>
          <table:table-cell office:value-type="float" office:value="1402274" calcext:value-type="float">
            <text:p>1402274</text:p>
          </table:table-cell>
          <table:table-cell office:value-type="float" office:value="53727396413" calcext:value-type="float">
            <text:p>53727396413</text:p>
          </table:table-cell>
          <table:table-cell office:value-type="float" office:value="1695128" calcext:value-type="float">
            <text:p>1695128</text:p>
          </table:table-cell>
          <table:table-cell office:value-type="float" office:value="2108277590" calcext:value-type="float">
            <text:p>2108277590</text:p>
          </table:table-cell>
          <table:table-cell office:value-type="float" office:value="0" calcext:value-type="float">
            <text:p>0</text:p>
          </table:table-cell>
          <table:table-cell office:value-type="float" office:value="6183526" calcext:value-type="float">
            <text:p>6183526</text:p>
          </table:table-cell>
          <table:table-cell office:value-type="float" office:value="2155431" calcext:value-type="float">
            <text:p>2155431</text:p>
          </table:table-cell>
          <table:table-cell office:value-type="float" office:value="0" calcext:value-type="float">
            <text:p>0</text:p>
          </table:table-cell>
          <table:table-cell office:value-type="float" office:value="4163048" calcext:value-type="float">
            <text:p>4163048</text:p>
          </table:table-cell>
          <table:table-cell office:value-type="float" office:value="0" calcext:value-type="float">
            <text:p>0</text:p>
          </table:table-cell>
          <table:table-cell office:value-type="float" office:value="121211216" calcext:value-type="float">
            <text:p>121211216</text:p>
          </table:table-cell>
          <table:table-cell office:value-type="float" office:value="2185651" calcext:value-type="float">
            <text:p>2185651</text:p>
          </table:table-cell>
          <table:table-cell office:value-type="float" office:value="2835724" calcext:value-type="float">
            <text:p>28357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48" calcext:value-type="float">
            <text:p>5.648</text:p>
          </table:table-cell>
          <table:table-cell office:value-type="float" office:value="56475.266" calcext:value-type="float">
            <text:p>56475.266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57668344" calcext:value-type="float">
            <text:p>56457668344</text:p>
          </table:table-cell>
          <table:table-cell office:value-type="float" office:value="56322201069" calcext:value-type="float">
            <text:p>56322201069</text:p>
          </table:table-cell>
          <table:table-cell office:value-type="float" office:value="285997" calcext:value-type="float">
            <text:p>285997</text:p>
          </table:table-cell>
          <table:table-cell office:value-type="float" office:value="1073971" calcext:value-type="float">
            <text:p>1073971</text:p>
          </table:table-cell>
          <table:table-cell office:value-type="float" office:value="1530910" calcext:value-type="float">
            <text:p>1530910</text:p>
          </table:table-cell>
          <table:table-cell office:value-type="float" office:value="54098659445" calcext:value-type="float">
            <text:p>54098659445</text:p>
          </table:table-cell>
          <table:table-cell office:value-type="float" office:value="2202251" calcext:value-type="float">
            <text:p>2202251</text:p>
          </table:table-cell>
          <table:table-cell office:value-type="float" office:value="2111366468" calcext:value-type="float">
            <text:p>2111366468</text:p>
          </table:table-cell>
          <table:table-cell office:value-type="float" office:value="0" calcext:value-type="float">
            <text:p>0</text:p>
          </table:table-cell>
          <table:table-cell office:value-type="float" office:value="5838099" calcext:value-type="float">
            <text:p>5838099</text:p>
          </table:table-cell>
          <table:table-cell office:value-type="float" office:value="1683865" calcext:value-type="float">
            <text:p>1683865</text:p>
          </table:table-cell>
          <table:table-cell office:value-type="float" office:value="0" calcext:value-type="float">
            <text:p>0</text:p>
          </table:table-cell>
          <table:table-cell office:value-type="float" office:value="4620693" calcext:value-type="float">
            <text:p>4620693</text:p>
          </table:table-cell>
          <table:table-cell office:value-type="float" office:value="0" calcext:value-type="float">
            <text:p>0</text:p>
          </table:table-cell>
          <table:table-cell office:value-type="float" office:value="118241580" calcext:value-type="float">
            <text:p>118241580</text:p>
          </table:table-cell>
          <table:table-cell office:value-type="float" office:value="1939641" calcext:value-type="float">
            <text:p>1939641</text:p>
          </table:table-cell>
          <table:table-cell office:value-type="float" office:value="2881689" calcext:value-type="float">
            <text:p>28816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no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714" calcext:value-type="float">
            <text:p>5.714</text:p>
          </table:table-cell>
          <table:table-cell office:value-type="float" office:value="57143.53" calcext:value-type="float">
            <text:p>57143.53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7123818517" calcext:value-type="float">
            <text:p>57123818517</text:p>
          </table:table-cell>
          <table:table-cell office:value-type="float" office:value="56989056336" calcext:value-type="float">
            <text:p>56989056336</text:p>
          </table:table-cell>
          <table:table-cell office:value-type="float" office:value="273797" calcext:value-type="float">
            <text:p>273797</text:p>
          </table:table-cell>
          <table:table-cell office:value-type="float" office:value="935577" calcext:value-type="float">
            <text:p>935577</text:p>
          </table:table-cell>
          <table:table-cell office:value-type="float" office:value="1477537" calcext:value-type="float">
            <text:p>1477537</text:p>
          </table:table-cell>
          <table:table-cell office:value-type="float" office:value="54779428346" calcext:value-type="float">
            <text:p>54779428346</text:p>
          </table:table-cell>
          <table:table-cell office:value-type="float" office:value="2453720" calcext:value-type="float">
            <text:p>2453720</text:p>
          </table:table-cell>
          <table:table-cell office:value-type="float" office:value="2088994894" calcext:value-type="float">
            <text:p>2088994894</text:p>
          </table:table-cell>
          <table:table-cell office:value-type="float" office:value="0" calcext:value-type="float">
            <text:p>0</text:p>
          </table:table-cell>
          <table:table-cell office:value-type="float" office:value="6559186" calcext:value-type="float">
            <text:p>6559186</text:p>
          </table:table-cell>
          <table:table-cell office:value-type="float" office:value="1660403" calcext:value-type="float">
            <text:p>1660403</text:p>
          </table:table-cell>
          <table:table-cell office:value-type="float" office:value="0" calcext:value-type="float">
            <text:p>0</text:p>
          </table:table-cell>
          <table:table-cell office:value-type="float" office:value="4211840" calcext:value-type="float">
            <text:p>4211840</text:p>
          </table:table-cell>
          <table:table-cell office:value-type="float" office:value="0" calcext:value-type="float">
            <text:p>0</text:p>
          </table:table-cell>
          <table:table-cell office:value-type="float" office:value="117765217" calcext:value-type="float">
            <text:p>117765217</text:p>
          </table:table-cell>
          <table:table-cell office:value-type="float" office:value="2526420" calcext:value-type="float">
            <text:p>2526420</text:p>
          </table:table-cell>
          <table:table-cell office:value-type="float" office:value="3556372" calcext:value-type="float">
            <text:p>35563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.644" calcext:value-type="float">
            <text:p>5.644</text:p>
          </table:table-cell>
          <table:table-cell office:value-type="float" office:value="56437.919" calcext:value-type="float">
            <text:p>56437.919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18069010" calcext:value-type="float">
            <text:p>56418069010</text:p>
          </table:table-cell>
          <table:table-cell office:value-type="float" office:value="56281933722" calcext:value-type="float">
            <text:p>56281933722</text:p>
          </table:table-cell>
          <table:table-cell office:value-type="float" office:value="348591" calcext:value-type="float">
            <text:p>348591</text:p>
          </table:table-cell>
          <table:table-cell office:value-type="float" office:value="645832" calcext:value-type="float">
            <text:p>645832</text:p>
          </table:table-cell>
          <table:table-cell office:value-type="float" office:value="1151821" calcext:value-type="float">
            <text:p>1151821</text:p>
          </table:table-cell>
          <table:table-cell office:value-type="float" office:value="54065479815" calcext:value-type="float">
            <text:p>54065479815</text:p>
          </table:table-cell>
          <table:table-cell office:value-type="float" office:value="1725444" calcext:value-type="float">
            <text:p>1725444</text:p>
          </table:table-cell>
          <table:table-cell office:value-type="float" office:value="2104129260" calcext:value-type="float">
            <text:p>2104129260</text:p>
          </table:table-cell>
          <table:table-cell office:value-type="float" office:value="0" calcext:value-type="float">
            <text:p>0</text:p>
          </table:table-cell>
          <table:table-cell office:value-type="float" office:value="6375869" calcext:value-type="float">
            <text:p>6375869</text:p>
          </table:table-cell>
          <table:table-cell office:value-type="float" office:value="1946415" calcext:value-type="float">
            <text:p>1946415</text:p>
          </table:table-cell>
          <table:table-cell office:value-type="float" office:value="0" calcext:value-type="float">
            <text:p>0</text:p>
          </table:table-cell>
          <table:table-cell office:value-type="float" office:value="5055725" calcext:value-type="float">
            <text:p>5055725</text:p>
          </table:table-cell>
          <table:table-cell office:value-type="float" office:value="0" calcext:value-type="float">
            <text:p>0</text:p>
          </table:table-cell>
          <table:table-cell office:value-type="float" office:value="118974973" calcext:value-type="float">
            <text:p>118974973</text:p>
          </table:table-cell>
          <table:table-cell office:value-type="float" office:value="2054334" calcext:value-type="float">
            <text:p>2054334</text:p>
          </table:table-cell>
          <table:table-cell office:value-type="float" office:value="3379883" calcext:value-type="float">
            <text:p>33798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55997.591" calcext:value-type="float">
            <text:p>55997.591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5977262960" calcext:value-type="float">
            <text:p>55977262960</text:p>
          </table:table-cell>
          <table:table-cell office:value-type="float" office:value="55841429991" calcext:value-type="float">
            <text:p>55841429991</text:p>
          </table:table-cell>
          <table:table-cell office:value-type="float" office:value="348028" calcext:value-type="float">
            <text:p>348028</text:p>
          </table:table-cell>
          <table:table-cell office:value-type="float" office:value="914054" calcext:value-type="float">
            <text:p>914054</text:p>
          </table:table-cell>
          <table:table-cell office:value-type="float" office:value="1247971" calcext:value-type="float">
            <text:p>1247971</text:p>
          </table:table-cell>
          <table:table-cell office:value-type="float" office:value="53611809123" calcext:value-type="float">
            <text:p>53611809123</text:p>
          </table:table-cell>
          <table:table-cell office:value-type="float" office:value="1476259" calcext:value-type="float">
            <text:p>1476259</text:p>
          </table:table-cell>
          <table:table-cell office:value-type="float" office:value="2112771481" calcext:value-type="float">
            <text:p>2112771481</text:p>
          </table:table-cell>
          <table:table-cell office:value-type="float" office:value="0" calcext:value-type="float">
            <text:p>0</text:p>
          </table:table-cell>
          <table:table-cell office:value-type="float" office:value="5919790" calcext:value-type="float">
            <text:p>5919790</text:p>
          </table:table-cell>
          <table:table-cell office:value-type="float" office:value="1652349" calcext:value-type="float">
            <text:p>1652349</text:p>
          </table:table-cell>
          <table:table-cell office:value-type="float" office:value="0" calcext:value-type="float">
            <text:p>0</text:p>
          </table:table-cell>
          <table:table-cell office:value-type="float" office:value="3278713" calcext:value-type="float">
            <text:p>3278713</text:p>
          </table:table-cell>
          <table:table-cell office:value-type="float" office:value="0" calcext:value-type="float">
            <text:p>0</text:p>
          </table:table-cell>
          <table:table-cell office:value-type="float" office:value="119496281" calcext:value-type="float">
            <text:p>119496281</text:p>
          </table:table-cell>
          <table:table-cell office:value-type="float" office:value="1925264" calcext:value-type="float">
            <text:p>1925264</text:p>
          </table:table-cell>
          <table:table-cell office:value-type="float" office:value="2630205" calcext:value-type="float">
            <text:p>2630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-000034.partial_fuel_partial_ammo.zip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.647" calcext:value-type="float">
            <text:p>5.647</text:p>
          </table:table-cell>
          <table:table-cell office:value-type="float" office:value="56466.67" calcext:value-type="float">
            <text:p>56466.67</text:p>
          </table:table-cell>
          <table:table-cell office:value-type="string" calcext:value-type="string">
            <text:p>0.17.17</text:p>
          </table:table-cell>
          <table:table-cell office:value-type="string" calcext:value-type="string">
            <text:p><text:s/>linux64 headless</text:p>
          </table:table-cell>
          <table:table-cell office:value-type="float" office:value="56444473112" calcext:value-type="float">
            <text:p>56444473112</text:p>
          </table:table-cell>
          <table:table-cell office:value-type="float" office:value="56305018670" calcext:value-type="float">
            <text:p>56305018670</text:p>
          </table:table-cell>
          <table:table-cell office:value-type="float" office:value="389553" calcext:value-type="float">
            <text:p>389553</text:p>
          </table:table-cell>
          <table:table-cell office:value-type="float" office:value="899847" calcext:value-type="float">
            <text:p>899847</text:p>
          </table:table-cell>
          <table:table-cell office:value-type="float" office:value="1151721" calcext:value-type="float">
            <text:p>1151721</text:p>
          </table:table-cell>
          <table:table-cell office:value-type="float" office:value="54080688069" calcext:value-type="float">
            <text:p>54080688069</text:p>
          </table:table-cell>
          <table:table-cell office:value-type="float" office:value="1359079" calcext:value-type="float">
            <text:p>1359079</text:p>
          </table:table-cell>
          <table:table-cell office:value-type="float" office:value="2110027317" calcext:value-type="float">
            <text:p>2110027317</text:p>
          </table:table-cell>
          <table:table-cell office:value-type="float" office:value="0" calcext:value-type="float">
            <text:p>0</text:p>
          </table:table-cell>
          <table:table-cell office:value-type="float" office:value="5402745" calcext:value-type="float">
            <text:p>5402745</text:p>
          </table:table-cell>
          <table:table-cell office:value-type="float" office:value="1766958" calcext:value-type="float">
            <text:p>1766958</text:p>
          </table:table-cell>
          <table:table-cell office:value-type="float" office:value="0" calcext:value-type="float">
            <text:p>0</text:p>
          </table:table-cell>
          <table:table-cell office:value-type="float" office:value="4762460" calcext:value-type="float">
            <text:p>4762460</text:p>
          </table:table-cell>
          <table:table-cell office:value-type="float" office:value="0" calcext:value-type="float">
            <text:p>0</text:p>
          </table:table-cell>
          <table:table-cell office:value-type="float" office:value="122563686" calcext:value-type="float">
            <text:p>122563686</text:p>
          </table:table-cell>
          <table:table-cell office:value-type="float" office:value="2722811" calcext:value-type="float">
            <text:p>2722811</text:p>
          </table:table-cell>
          <table:table-cell office:value-type="float" office:value="2789011" calcext:value-type="float">
            <text:p>2789011</text:p>
          </table:table-cell>
          <table:table-cell table:number-columns-repeated="100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Ammo</text:p>
          </table:table-cell>
          <table:table-cell table:number-columns-repeated="4"/>
          <table:table-cell office:value-type="string" calcext:value-type="string" table:number-columns-spanned="3" table:number-rows-spanned="1">
            <text:p>Ammo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3"/>
          <table:table-cell table:formula="of:=AVERAGE([.D2:.D4])" office:value-type="float" office:value="5.62833333333333" calcext:value-type="float">
            <text:p>5.62833333333333</text:p>
          </table:table-cell>
          <table:table-cell table:formula="of:=1000/[.D36]" office:value-type="float" office:value="177.672490376073" calcext:value-type="float">
            <text:p>177.672490376073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table:style-name="Default"/>
          <table:table-cell/>
          <table:table-cell office:value-type="string" calcext:value-type="string">
            <text:p>Empty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ull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Fuel</text:p>
          </table:table-cell>
          <table:table-cell office:value-type="string" calcext:value-type="string">
            <text:p>Empty</text:p>
          </table:table-cell>
          <table:table-cell table:style-name="ce3" office:value-type="float" office:value="5.608" calcext:value-type="float">
            <text:p>5.608</text:p>
          </table:table-cell>
          <table:table-cell table:style-name="ce3" office:value-type="float" office:value="5.643" calcext:value-type="float">
            <text:p>5.643</text:p>
          </table:table-cell>
          <table:table-cell table:style-name="ce3" office:value-type="float" office:value="5.63066666666667" calcext:value-type="float">
            <text:p>5.631</text:p>
          </table:table-cell>
          <table:table-cell table:style-name="Default" office:value-type="string" calcext:value-type="string" table:number-columns-spanned="1" table:number-rows-spanned="3">
            <text:p>Fuel</text:p>
          </table:table-cell>
          <table:table-cell office:value-type="string" calcext:value-type="string">
            <text:p>Empty</text:p>
          </table:table-cell>
          <table:table-cell table:style-name="ce4" table:formula="of:=[.H37]/MIN([.$H$37:.$J$39])" office:value-type="percentage" office:value="1" calcext:value-type="percentage">
            <text:p>100.00%</text:p>
          </table:table-cell>
          <table:table-cell table:style-name="ce4" table:formula="of:=[.I37]/MIN([.$H$37:.$J$39])" office:value-type="percentage" office:value="1.00624108416548" calcext:value-type="percentage">
            <text:p>100.62%</text:p>
          </table:table-cell>
          <table:table-cell table:style-name="ce4" table:formula="of:=[.J37]/MIN([.$H$37:.$J$39])" office:value-type="percentage" office:value="1.00404184498336" calcext:value-type="percentage">
            <text:p>100.40%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Partial</text:p>
          </table:table-cell>
          <table:table-cell table:style-name="ce3" office:value-type="float" office:value="5.65733333333333" calcext:value-type="float">
            <text:p>5.657</text:p>
          </table:table-cell>
          <table:table-cell table:style-name="ce3" office:value-type="float" office:value="5.63033333333333" calcext:value-type="float">
            <text:p>5.630</text:p>
          </table:table-cell>
          <table:table-cell table:style-name="ce3" office:value-type="float" office:value="5.62533333333333" calcext:value-type="float">
            <text:p>5.625</text:p>
          </table:table-cell>
          <table:covered-table-cell table:style-name="Default"/>
          <table:table-cell office:value-type="string" calcext:value-type="string">
            <text:p>Partial</text:p>
          </table:table-cell>
          <table:table-cell table:style-name="ce4" table:formula="of:=[.H38]/MIN([.$H$37:.$J$39])" office:value-type="percentage" office:value="1.00879695672848" calcext:value-type="percentage">
            <text:p>100.88%</text:p>
          </table:table-cell>
          <table:table-cell table:style-name="ce4" table:formula="of:=[.I38]/MIN([.$H$37:.$J$39])" office:value-type="percentage" office:value="1.00398240608654" calcext:value-type="percentage">
            <text:p>100.40%</text:p>
          </table:table-cell>
          <table:table-cell table:style-name="ce4" table:formula="of:=[.J38]/MIN([.$H$37:.$J$39])" office:value-type="percentage" office:value="1.00309082263433" calcext:value-type="percentage">
            <text:p>100.31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AVERAGE([.D5:.D7])" office:value-type="float" office:value="5.63233333333333" calcext:value-type="float">
            <text:p>5.63233333333333</text:p>
          </table:table-cell>
          <table:table-cell table:formula="of:=1000/[.D39]" office:value-type="float" office:value="177.546309995857" calcext:value-type="float">
            <text:p>177.546309995857</text:p>
          </table:table-cell>
          <table:table-cell/>
          <table:table-cell office:value-type="string" calcext:value-type="string">
            <text:p>Full</text:p>
          </table:table-cell>
          <table:table-cell table:style-name="ce3" office:value-type="float" office:value="5.63233333333333" calcext:value-type="float">
            <text:p>5.632</text:p>
          </table:table-cell>
          <table:table-cell table:style-name="ce3" office:value-type="float" office:value="5.63266666666667" calcext:value-type="float">
            <text:p>5.633</text:p>
          </table:table-cell>
          <table:table-cell table:style-name="ce3" office:value-type="float" office:value="5.62833333333333" calcext:value-type="float">
            <text:p>5.628</text:p>
          </table:table-cell>
          <table:covered-table-cell table:style-name="Default"/>
          <table:table-cell office:value-type="string" calcext:value-type="string">
            <text:p>Full</text:p>
          </table:table-cell>
          <table:table-cell table:style-name="ce4" table:formula="of:=[.H39]/MIN([.$H$37:.$J$39])" office:value-type="percentage" office:value="1.00433903946743" calcext:value-type="percentage">
            <text:p>100.43%</text:p>
          </table:table-cell>
          <table:table-cell table:style-name="ce4" table:formula="of:=[.I39]/MIN([.$H$37:.$J$39])" office:value-type="percentage" office:value="1.00439847836424" calcext:value-type="percentage">
            <text:p>100.44%</text:p>
          </table:table-cell>
          <table:table-cell table:style-name="ce4" table:formula="of:=[.J39]/MIN([.$H$37:.$J$39])" office:value-type="percentage" office:value="1.00362577270566" calcext:value-type="percentage">
            <text:p>100.3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AVERAGE([.D8:.D10])" office:value-type="float" office:value="5.63266666666667" calcext:value-type="float">
            <text:p>5.63266666666667</text:p>
          </table:table-cell>
          <table:table-cell table:formula="of:=1000/[.D42]" office:value-type="float" office:value="177.535803053616" calcext:value-type="float">
            <text:p>177.53580305361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AVERAGE([.D11:.D13])" office:value-type="float" office:value="5.63066666666667" calcext:value-type="float">
            <text:p>5.63066666666667</text:p>
          </table:table-cell>
          <table:table-cell table:formula="of:=1000/[.D45]" office:value-type="float" office:value="177.598863367274" calcext:value-type="float">
            <text:p>177.59886336727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AVERAGE([.D14:.D16])" office:value-type="float" office:value="5.608" calcext:value-type="float">
            <text:p>5.608</text:p>
          </table:table-cell>
          <table:table-cell table:formula="of:=1000/[.D48]" office:value-type="float" office:value="178.316690442225" calcext:value-type="float">
            <text:p>178.31669044222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AVERAGE([.D17:.D19])" office:value-type="float" office:value="5.643" calcext:value-type="float">
            <text:p>5.643</text:p>
          </table:table-cell>
          <table:table-cell table:formula="of:=1000/[.D51]" office:value-type="float" office:value="177.210703526493" calcext:value-type="float">
            <text:p>177.21070352649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AVERAGE([.D20:.D22])" office:value-type="float" office:value="5.62533333333333" calcext:value-type="float">
            <text:p>5.62533333333333</text:p>
          </table:table-cell>
          <table:table-cell table:formula="of:=1000/[.D54]" office:value-type="float" office:value="177.767243422612" calcext:value-type="float">
            <text:p>177.76724342261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AVERAGE([.D23:.D25])" office:value-type="float" office:value="5.65733333333333" calcext:value-type="float">
            <text:p>5.65733333333333</text:p>
          </table:table-cell>
          <table:table-cell table:formula="of:=1000/[.D57]" office:value-type="float" office:value="176.761725194438" calcext:value-type="float">
            <text:p>176.76172519443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AVERAGE([.D26:.D28])" office:value-type="float" office:value="5.63033333333333" calcext:value-type="float">
            <text:p>5.63033333333333</text:p>
          </table:table-cell>
          <table:table-cell table:formula="of:=1000/[.D60]" office:value-type="float" office:value="177.609377775147" calcext:value-type="float">
            <text:p>177.609377775147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X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08:19:44.212286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08:19:44.602597588</meta:creation-date>
    <dc:title>monospace</dc:title>
    <meta:generator>LibreOffice/6.2.2.2$Linux_X86_64 LibreOffice_project/20$Build-2</meta:generator>
    <meta:editing-duration>PT39M32S</meta:editing-duration>
    <meta:editing-cycles>3</meta:editing-cycles>
    <dc:date>2019-03-24T10:20:18.301548460</dc:date>
    <meta:document-statistic meta:table-count="1" meta:cell-count="724" meta:object-count="0"/>
    <meta:template xlink:type="simple" xlink:actuate="onRequest" xlink:title="monospace" xlink:href="../../.config/libreoffice/4/user/template/monospace.ots" meta:date="2019-03-24T08:19:44.254920470"/>
  </office:meta>
</office:document-meta>
</file>